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% persons.each do |person| %}</text:p>
      <text:p text:style-name="Standard">{% if person.name.downcase == 'jay' %}</text:p>
      <text:p text:style-name="Standard"><text:s text:c="2"/><text:span text:style-name="T1">Very dangerous</text:span></text:p>
      <text:p text:style-name="Standard">{% end %}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Person</text:p>
          </table:table-cell>
          <table:table-cell table:style-name="Table1.B1" office:value-type="string">
            <text:p text:style-name="Table_20_Contents">Skill</text:p>
          </table:table-cell>
        </table:table-row>
        <table:table-row>
          <table:table-cell table:style-name="Table1.A2" office:value-type="string">
            <text:p text:style-name="Table_20_Contents">{%=person.name%}</text:p>
          </table:table-cell>
          <table:table-cell table:style-name="Table1.B2" office:value-type="string">
            <text:p text:style-name="Table_20_Contents">{%=person.skill%}</text:p>
          </table:table-cell>
        </table:table-row>
      </table:table>
      <text:p text:style-name="Standard">{% end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5T21:42:36</meta:creation-date>
    <dc:date>2010-02-15T22:18:04</dc:date>
    <meta:editing-duration>PT00H04M33S</meta:editing-duration>
    <meta:editing-cycles>6</meta:editing-cycles>
    <meta:generator>OpenOffice.org/3.1$Linux OpenOffice.org_project/310m19$Build-9420</meta:generator>
    <meta:document-statistic meta:table-count="1" meta:image-count="0" meta:object-count="0" meta:page-count="1" meta:paragraph-count="9" meta:word-count="23" meta:character-count="146"/>
  </office:meta>
</office:document-meta>
</file>